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Dialogs/dialog-lc.xml" manifest:media-type="text/xml"/>
  <manifest:file-entry manifest:full-path="Dialogs/Standard/dialog-lb.xml" manifest:media-type="text/xml"/>
  <manifest:file-entry manifest:full-path="Dialogs/Standard/Dialog1.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Control.xml" manifest:media-type="text/xml"/>
  <manifest:file-entry manifest:full-path="Basic/Standard/Merge.xml" manifest:media-type="text/xml"/>
  <manifest:file-entry manifest:full-path="Basic/Standard/Sql.xml" manifest:media-type="text/xml"/>
  <manifest:file-entry manifest:full-path="Basic/Standard/Form.xml" manifest:media-type="text/xml"/>
  <manifest:file-entry manifest:full-path="Basic/Standard/_License.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Form.FormInit?language=Basic&amp;location=document" xlink:type="simple"/>
    </office:event-listeners>
  </office:scripts>
  <office:font-face-decls>
    <style:font-face style:name="FreeSans1" svg:font-family="FreeSans" style:font-family-generic="swiss"/>
    <style:font-face style:name="Liberation Sans1" svg:font-family="'Liberation Sans'" style:font-family-generic="swiss"/>
    <style:font-face style:name="Liberation Sans2" svg:font-family="'Liberation Sans'" style:font-adornments="Gras" style:font-family-generic="swiss"/>
    <style:font-face style:name="Liberation Sans3" svg:font-family="'Liberation Sans'"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agraph-properties fo:text-align="start"/>
      <style:text-properties style:text-line-through-style="none" style:text-line-through-type="none" style:font-name="Liberation Sans" fo:font-size="12pt" fo:font-style="normal" style:text-underline-style="none" fo:font-weight="normal"/>
    </style:style>
    <style:style style:name="P2" style:family="paragraph">
      <style:paragraph-properties fo:text-align="start"/>
    </style:style>
    <style:style style:name="P3"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P4" style:family="paragraph">
      <style:paragraph-properties fo:text-align="start"/>
      <style:text-properties fo:color="#999999" style:text-line-through-style="none" style:text-line-through-type="none" style:font-name="Liberation Sans" fo:font-size="12pt" fo:font-style="normal" style:text-underline-style="none" fo:font-weight="normal"/>
    </style:style>
    <style:style style:name="P5" style:family="paragraph">
      <style:paragraph-properties fo:text-align="start"/>
      <style:text-properties style:font-name="Liberation Sans2" fo:font-size="12pt" fo:font-weight="bold"/>
    </style:style>
    <style:style style:name="P6" style:family="paragraph">
      <style:paragraph-properties fo:text-align="start"/>
      <style:text-properties style:font-name="Liberation Sans3" fo:font-size="12pt"/>
    </style:style>
    <style:style style:name="P7" style:family="paragraph">
      <style:paragraph-properties fo:text-align="center"/>
      <style:text-properties style:text-line-through-style="none" style:text-line-through-type="none" style:font-name="Liberation Sans" fo:font-size="16pt" fo:font-style="normal" style:text-underline-style="none" fo:font-weight="bold"/>
    </style:style>
    <style:style style:name="P8" style:family="paragraph">
      <style:text-properties style:text-line-through-style="none" style:text-line-through-type="none" style:font-name="Liberation Sans1" fo:font-size="12pt" fo:font-style="normal" style:text-underline-style="none" fo:font-weight="normal"/>
    </style:style>
    <style:style style:name="P9" style:family="paragraph">
      <style:paragraph-properties fo:text-align="start"/>
      <style:text-properties style:text-line-through-style="none" style:text-line-through-type="none" style:font-name="Liberation Sans" fo:font-size="12pt" fo:font-style="normal" style:text-underline-style="none" fo:font-weight="bold"/>
    </style:style>
    <style:style style:name="gr1" style:family="graphic">
      <style:graphic-properties draw:textarea-vertical-align="middle"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fo:background-color="#eeeeee"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data-style-name="C121">
      <style:graphic-properties style:wrap="run-through" style:number-wrapped-paragraphs="no-limit" style:vertical-pos="from-top" style:vertical-rel="page" style:horizontal-pos="from-left" style:horizontal-rel="paragraph" draw:wrap-influence-on-position="once-concurrent" style:flow-with-text="false"/>
    </style:style>
    <number:date-style style:name="C121" number:language="en" number:country="US">
      <number:day number:style="long"/>
      <number:text>/</number:text>
      <number:month number:style="long"/>
      <number:text>/</number:text>
      <number:year number:style="long"/>
    </number:date-style>
    <number:number-style style:name="C10002" number:language="fr" number:country="FR">
      <number:number number:decimal-places="2" loext:min-decimal-places="2" number:min-integer-digits="1"/>
    </number:number-style>
    <style:style style:name="ctrl1" style:family="paragraph" style:data-style-name="C10002"/>
  </office:automatic-styles>
  <office:body>
    <office:text>
      <office:forms form:automatic-focus="false" form:apply-design-mode="false">
        <form:form form:name="MainForm" form:command="Filter" form:datasource="GContactOOoMerge"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dom:load" xlink:href="vnd.sun.star.script:Standard.Control.MainFormInit?language=Basic&amp;location=document" xlink:type="simple"/>
          </office:event-listeners>
          <form:form form:name="GroupFilter" form:command="AddressTables" form:datasource="GContactOOoMerge"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listbox form:name="GroupList" form:control-implementation="ooo:com.sun.star.form.component.ListBox" xml:id="control1" form:id="control1" form:title="E-mail" form:dropdown="true" form:size="20" form:tab-index="1" form:bound-column="1" form:list-source-type="query" form:list-source="QueryAddressTableList">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1"/>
                </form:list-property>
                <form:property form:property-name="MouseWheelBehavior" office:value-type="float" office:value="0"/>
                <form:property form:property-name="ObjIDinMSO" office:value-type="float" office:value="65535"/>
              </form:properties>
              <office:event-listeners>
                <script:event-listener script:language="ooo:script" script:event-name="form:itemstatechange" xlink:href="vnd.sun.star.script:Standard.Control.GroupListChanged?language=Basic&amp;location=document" xlink:type="simple"/>
              </office:event-listeners>
            </form:listbox>
            <form:form form:name="GroupForm" form:command="CollectedAddressBook" form:apply-filter="true" form:command-type="table" form:navigation-mode="none" form:control-implementation="ooo:com.sun.star.form.component.Form" office:target-frame="" xlink:href="" xlink:type="simple">
              <form:properties>
                <form:property form:property-name="PropertyChangeNotificationEnabled" office:value-type="boolean" office:boolean-value="true"/>
              </form:properties>
              <form:fixed-text form:name="LabelField1" form:control-implementation="ooo:com.sun.star.form.component.FixedText" xml:id="control2" form:id="control2" form:label="Destinataire:"/>
              <form:listbox form:name="EmailList" form:control-implementation="ooo:com.sun.star.form.component.ListBox" xml:id="control3" form:id="control3" form:size="20" form:tab-index="2" form:bound-column="1" form:list-source-type="sql" form:list-source="SELECT &quot;E-mail&quot;, &quot;E-mail&quot; FROM &quot;CollectedAddressBook&quot; ORDER BY &quot;E-mail&quot; ASC" form:multiple="true">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65535"/>
                </form:properties>
              </form:listbox>
              <form:button form:name="AddButton" form:control-implementation="ooo:com.sun.star.form.component.CommandButton" xml:id="control4" form:id="control4" form:label="Ajouter" form:tab-index="3"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EmailListInsert?language=Basic&amp;location=document" xlink:type="simple"/>
                </office:event-listeners>
              </form:button>
              <form:button form:name="DeleteButton" form:control-implementation="ooo:com.sun.star.form.component.CommandButton" xml:id="control5" form:id="control5" form:label="Suprimer" form:tab-index="4"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AddressListDeleted?language=Basic&amp;location=document" xlink:type="simple"/>
                </office:event-listeners>
              </form:button>
              <form:button form:name="SendButton" form:control-implementation="ooo:com.sun.star.form.component.CommandButton" xml:id="control6" form:id="control6" form:label="Envoyer" form:tab-index="4"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erge.MailMerge?language=Basic&amp;location=document" xlink:type="simple"/>
                </office:event-listeners>
              </form:button>
            </form:form>
          </form:form>
          <form:form form:name="AddressFilter" form:command="Filter" form:filter="( &quot;Filter&quot;.&quot;ID&quot; = 1 )" form:datasource="GContactOOoMerge" form:apply-filter="true" form:command-type="table" form:navigation-mode="non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listbox form:name="AddressList" form:control-implementation="ooo:com.sun.star.form.component.ListBox" xml:id="control7" form:id="control7" form:tab-stop="true" form:size="20" form:tab-index="5" form:bound-column="1" form:list-source-type="query" form:list-source="QueryAddress" form:multiple="true">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65535"/>
              </form:properties>
              <office:event-listeners>
                <script:event-listener script:language="ooo:script" script:event-name="form:itemstatechange" xlink:href="vnd.sun.star.script:Standard.Control.AddressListChanged?language=Basic&amp;location=document" xlink:type="simple"/>
              </office:event-listeners>
            </form:listbox>
            <form:form form:name="AddressForm" form:command="SELECT &quot;Prénom&quot; AS &quot;First Name&quot;, &quot;Nom&quot; AS &quot;Last Name&quot;, &quot;Nom Affichage&quot; AS &quot;Display Name&quot;, &quot;Surnom&quot; AS &quot;Nickname&quot;, &quot;E-mail&quot; AS &quot;Primary Email&quot;, &quot;E-mail (2)&quot; AS &quot;Secondary Email&quot;, &quot;Format de courrier&quot; AS &quot;Mail Format&quot;, &quot;Téléphone (bureau)&quot; AS &quot;Work Phone&quot;, &quot;Téléphone (privé)&quot; AS &quot;Home Phone&quot;, &quot;Fax&quot; AS &quot;Fax Number&quot;, &quot;Pager&quot; AS &quot;Pager Number&quot;, &quot;Tél. portable&quot; AS &quot;Mobile Number&quot;, &quot;Adresse 1&quot; AS &quot;Home Address&quot;, &quot;Adresse 2&quot; AS &quot;Home Address2&quot;, &quot;Ville&quot; AS &quot;Home City&quot;, &quot;État&quot; AS &quot;Home State&quot;, &quot;Code Postal (privé)&quot; AS &quot;Home Zipcode&quot;, &quot;Pays&quot; AS &quot;Home Country&quot;, &quot;Adresse Bureau&quot; AS &quot;Work Address&quot;, &quot;Adresse Bureau 2&quot; AS &quot;Work Address2&quot;, &quot;Ville (bureau)&quot; AS &quot;Work City&quot;, &quot;État (bureau)&quot; AS &quot;Work State&quot;, &quot;C.P. (bureau)&quot; AS &quot;Work Zip&quot;, &quot;Pays (bureau)&quot; AS &quot;Work Country&quot;, &quot;Titre&quot; AS &quot;Job Title&quot;, &quot;Service&quot; AS &quot;Department&quot;, &quot;Société&quot; AS &quot;Organization&quot;, &quot;Site Web (prof.)&quot; AS &quot;Web Page 1&quot;, &quot;Site Web (privé)&quot; AS &quot;Web Page 2&quot;, &quot;Année Naissance&quot; AS &quot;Birth Year&quot;, &quot;Mois Naissance&quot; AS &quot;Birth Month&quot;, &quot;Jour Naissance&quot; AS &quot;Birth Day&quot;, &quot;Perso. 1&quot; AS &quot;Custom 1&quot;, &quot;Perso. 2&quot; AS &quot;Custom 2&quot;, &quot;Perso. 3&quot; AS &quot;Custom 3&quot;, &quot;Perso. 4&quot; AS &quot;Custom 4&quot;, &quot;Commentaires&quot; AS &quot;Notes&quot; FROM &quot;CollectedAddressBook&quot;;" form:allow-deletes="false" form:allow-inserts="false" form:allow-updates="false" form:apply-filter="true" form:control-implementation="ooo:com.sun.star.form.component.Form" office:target-frame="" xlink:href="" xlink:type="simple" form:master-fields="&quot;Email&quot;" form:detail-fields="&quot;Primary Email&quot;">
              <form:properties>
                <form:property form:property-name="PropertyChangeNotificationEnabled" office:value-type="boolean" office:boolean-value="true"/>
              </form:properties>
              <form:fixed-text form:name="LabelField1" form:control-implementation="ooo:com.sun.star.form.component.FixedText" xml:id="control8" form:id="control8" form:label="Prénom Nom:"/>
              <form:text form:name="TextBox1" form:control-implementation="ooo:com.sun.star.form.component.TextField" xml:id="control9" form:id="control9" form:tab-stop="false" form:max-length="256" form:data-field="First Nam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Box2" form:control-implementation="ooo:com.sun.star.form.component.TextField" xml:id="control10" form:id="control10" form:tab-stop="false" form:max-length="256" form:data-field="Last Nam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2" form:control-implementation="ooo:com.sun.star.form.component.FixedText" xml:id="control11" form:id="control11" form:label="Entreprise:"/>
              <form:text form:name="TextBox3" form:control-implementation="ooo:com.sun.star.form.component.TextField" xml:id="control12" form:id="control12" form:tab-stop="false" form:max-length="256" form:data-field="Organization"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led3" form:control-implementation="ooo:com.sun.star.form.component.FixedText" xml:id="control13" form:id="control13" form:label="Fonction:"/>
              <form:text form:name="TextBox4" form:control-implementation="ooo:com.sun.star.form.component.TextField" xml:id="control14" form:id="control14" form:tab-stop="false" form:max-length="256" form:data-field="Job Titl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4" form:control-implementation="ooo:com.sun.star.form.component.FixedText" xml:id="control15" form:id="control15" form:label="Travail:"/>
              <form:text form:name="TextBox5" form:control-implementation="ooo:com.sun.star.form.component.TextField" xml:id="control16" form:id="control16" form:tab-stop="false" form:max-length="256" form:data-field="Work Address"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5" form:control-implementation="ooo:com.sun.star.form.component.FixedText" xml:id="control17" form:id="control17" form:label="Travail:"/>
              <form:text form:name="TextBox6" form:control-implementation="ooo:com.sun.star.form.component.TextField" xml:id="control18" form:id="control18" form:tab-stop="false" form:max-length="256" form:data-field="Work Address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6" form:control-implementation="ooo:com.sun.star.form.component.FixedText" xml:id="control19" form:id="control19" form:label="Ville, CP"/>
              <form:fixed-text form:name="LabelField7" form:control-implementation="ooo:com.sun.star.form.component.FixedText" xml:id="control20" form:id="control20" form:label="Dep:"/>
              <form:text form:name="TextBox7" form:control-implementation="ooo:com.sun.star.form.component.TextField" xml:id="control21" form:id="control21" form:tab-stop="false" form:max-length="256" form:data-field="Work City"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Box8" form:control-implementation="ooo:com.sun.star.form.component.TextField" xml:id="control22" form:id="control22" form:tab-stop="false" form:max-length="256" form:data-field="Work Zip"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Box9" form:control-implementation="ooo:com.sun.star.form.component.TextField" xml:id="control23" form:id="control23" form:tab-stop="false" form:max-length="256" form:data-field="Work Stat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8" form:control-implementation="ooo:com.sun.star.form.component.FixedText" xml:id="control24" form:id="control24" form:label="Pays:"/>
              <form:text form:name="TextBox10" form:control-implementation="ooo:com.sun.star.form.component.TextField" xml:id="control25" form:id="control25" form:tab-stop="false" form:max-length="256" form:data-field="Work Country"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form form:name="ModelFilter" form:command="Filter" form:filter="( &quot;Filter&quot;.&quot;ID&quot; = 1 )" form:datasource="GContactOOoMerge"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ixed-text form:name="ModelLabel" form:control-implementation="ooo:com.sun.star.form.component.FixedText" xml:id="control26" form:id="control26" form:label="Model:"/>
            <form:listbox form:name="ModelList" form:control-implementation="ooo:com.sun.star.form.component.ListBox" xml:id="control27" form:id="control27" form:dropdown="true" form:size="20" form:tab-index="6" form:bound-column="1" form:list-source-type="query" form:list-source="QueryModelList">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1"/>
                </form:list-property>
                <form:property form:property-name="MouseWheelBehavior" office:value-type="float" office:value="0"/>
                <form:property form:property-name="ObjIDinMSO" office:value-type="float" office:value="65535"/>
              </form:properties>
              <office:event-listeners>
                <script:event-listener script:language="ooo:script" script:event-name="form:itemstatechange" xlink:href="vnd.sun.star.script:Standard.Control.ModelListChanged?language=Basic&amp;location=document" xlink:type="simple"/>
              </office:event-listeners>
            </form:listbox>
            <form:form form:name="ModelForm" form:command="Models" form:datasource="GContactOOoMerge" form:apply-filter="true" form:command-type="table" form:control-implementation="ooo:com.sun.star.form.component.Form" office:target-frame="" xlink:href="" xlink:type="simple" form:master-fields="&quot;Model&quot;" form:detail-fields="&quot;ID&quot;">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form:cursormove" xlink:href="vnd.sun.star.script:Standard.Control.TemplateButtonInit?language=Basic&amp;location=document" xlink:type="simple"/>
                <script:event-listener script:language="ooo:script" script:event-name="form:rowchange" xlink:href="vnd.sun.star.script:Standard.Control.ModelListNameChanged?language=Basic&amp;location=document" xlink:type="simple"/>
              </office:event-listeners>
              <form:text form:name="ModelText" form:control-implementation="ooo:com.sun.star.form.component.TextField" xml:id="control28" form:id="control28" form:tab-index="7" form:data-field="Model"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office:event-listeners>
                  <script:event-listener script:language="ooo:script" script:event-name="dom:change" xlink:href="vnd.sun.star.script:Standard.Control.ModelListNameChanged?language=Basic&amp;location=document" xlink:type="simple"/>
                </office:event-listeners>
              </form:text>
              <form:button form:name="ModelButton" form:control-implementation="ooo:com.sun.star.form.component.CommandButton" xml:id="control29" form:id="control29" form:label="Nouveau" form:tab-index="8"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ModelListInsert?language=Basic&amp;location=document" xlink:type="simple"/>
                </office:event-listeners>
              </form:button>
              <form:fixed-text form:name="TemplateLabel" form:control-implementation="ooo:com.sun.star.form.component.FixedText" xml:id="control30" form:id="control30" form:label="Document maitre:"/>
              <form:file form:name="TemplateButton" form:control-implementation="ooo:com.sun.star.form.component.FileControl" xml:id="control31" form:id="control31" form:tab-index="9" form:current-value="/home/pierre/OOo/LGDS/Devis.odt">
                <form:properties>
                  <form:property form:property-name="ReadOnly" office:value-type="boolean" office:boolean-value="true"/>
                </form:properties>
                <office:event-listeners>
                  <script:event-listener script:language="ooo:script" script:event-name="form:textchange" xlink:href="vnd.sun.star.script:Standard.Control.TemplateButtonUpdate?language=Basic&amp;location=document" xlink:type="simple"/>
                </office:event-listeners>
              </form:file>
              <form:form form:name="EmailForm" form:command="Models" form:datasource="GContactOOoMerge" form:apply-filter="true" form:command-type="table" form:control-implementation="ooo:com.sun.star.form.component.Form" office:target-frame="" xlink:href="" xlink:type="simple" form:master-fields="&quot;ID&quot;" form:detail-fields="&quot;ID&quot;">
                <form:properties>
                  <form:property form:property-name="PropertyChangeNotificationEnabled" office:value-type="boolean" office:boolean-value="true"/>
                  <form:property form:property-name="URL" office:value-type="string" office:string-value=""/>
                </form:properties>
                <form:checkbox form:name="EmailCheckBox" form:control-implementation="ooo:com.sun.star.form.component.CheckBox" xml:id="control32" form:id="control32" form:label="Envoi Email" form:tab-index="10" form:data-field="Email" form:input-required="false" form: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itemstatechange" xlink:href="vnd.sun.star.script:Standard.Control.EmailCheckBoxToogle?language=Basic&amp;location=document" xlink:type="simple"/>
                  </office:event-listeners>
                </form:checkbox>
                <form:fixed-text form:name="SubjectLabel" form:control-implementation="ooo:com.sun.star.form.component.FixedText" xml:id="control33" form:id="control33" form:label="Email objet:"/>
                <form:text form:name="SubjectText" form:control-implementation="ooo:com.sun.star.form.component.TextField" xml:id="control34" form:id="control34" form:tab-index="11" form:value="Email subject" form:data-field="Subjec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office:event-listeners>
                    <script:event-listener script:language="ooo:script" script:event-name="dom:change" xlink:href="vnd.sun.star.script:Standard.Control.ModelListNameChanged?language=Basic&amp;location=document" xlink:type="simple"/>
                  </office:event-listeners>
                </form:text>
                <form:textarea form:name="ContentText" form:control-implementation="ooo:com.sun.star.form.component.TextField" xml:id="control35" form:id="control35" form:tab-index="12" form:value="Email body" form:data-field="Cont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ixed-text form:name="FileLabel" form:control-implementation="ooo:com.sun.star.form.component.FixedText" xml:id="control36" form:id="control36" form:label="Fichiers attachés"/>
                <form:file form:name="AddButton" form:control-implementation="ooo:com.sun.star.form.component.FileControl" xml:id="control37" form:id="control37" form:tab-index="13">
                  <form:properties>
                    <form:property form:property-name="ReadOnly" office:value-type="boolean" office:boolean-value="true"/>
                  </form:properties>
                  <office:event-listeners>
                    <script:event-listener script:language="ooo:script" script:event-name="form:textchange" xlink:href="vnd.sun.star.script:Standard.Control.FileListInsert?language=Basic&amp;location=document" xlink:type="simple"/>
                  </office:event-listeners>
                </form:file>
                <form:button form:name="DeleteButton" form:control-implementation="ooo:com.sun.star.form.component.CommandButton" xml:id="control38" form:id="control38" form:label="Suprimer" form:tab-index="14"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FileListDeleted?language=Basic&amp;location=document" xlink:type="simple"/>
                  </office:event-listeners>
                </form:button>
                <form:listbox form:name="FileList" form:control-implementation="ooo:com.sun.star.form.component.ListBox" xml:id="control39" form:id="control39" form:tab-index="15" form:input-required="false" form:bound-column="1" form:list-source-type="query" form:list-source="QueryFileList" form:multiple="true">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ObjIDinMSO" office:value-type="float" office:value="65535"/>
                  </form:properties>
                </form:listbox>
              </form:form>
            </form:form>
          </form:form>
          <form:form form:name="BodyFilter" form:command="Filter" form:filter="( &quot;Filter&quot;.&quot;ID&quot; = 1 )" form:datasource="GContactOOoMerge"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ixed-text form:name="LocalityLabel" form:control-implementation="ooo:com.sun.star.form.component.FixedText" xml:id="control40" form:id="control40" form:label="A"/>
            <form:text form:name="LocalityText" form:control-implementation="ooo:com.sun.star.form.component.TextField" xml:id="control41" form:id="control41" form:tab-index="17" form:value="Locality" form:data-field="Locality"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ObjIDinMSO" office:value-type="float" office:value="65535"/>
              </form:properties>
            </form:text>
            <form:fixed-text form:name="DateLabel" form:control-implementation="ooo:com.sun.star.form.component.FixedText" xml:id="control42" form:id="control42" form:label=", le"/>
            <form:date form:name="DateText" form:control-implementation="ooo:com.sun.star.form.component.DateField" xml:id="control43" form:id="control43" form:current-value="2016-02-16" form:min-value="1800-01-01" form:value="2016-01-01" form:tab-index="18" form:data-field="Date" form:validation="true">
              <form:properties>
                <form:property form:property-name="ControlTypeinMSO" office:value-type="float" office:value="0"/>
                <form:property form:property-name="DefaultControl" office:value-type="string" office:string-value="com.sun.star.form.control.DateField"/>
                <form:property form:property-name="MouseWheelBehavior" office:value-type="float" office:value="0"/>
                <form:property form:property-name="ObjIDinMSO" office:value-type="float" office:value="65535"/>
                <form:property form:property-name="Text" office:value-type="string" office:string-value="28/01/16"/>
              </form:properties>
            </form:date>
            <form:form form:name="BodyForm" form:command="Models" form:datasource="GContactOOoMerge" form:allow-deletes="false" form:allow-inserts="false" form:apply-filter="true" form:command-type="table" form:navigation-mode="none" form:control-implementation="ooo:com.sun.star.form.component.Form" office:target-frame="" xlink:href="" xlink:type="simple" form:master-fields="&quot;Model&quot;" form:detail-fields="&quot;ID&quot;">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form:rowchange" xlink:href="vnd.sun.star.script:Standard.Control.TotalUpdate?language=Basic&amp;location=document" xlink:type="simple"/>
              </office:event-listeners>
              <form:checkbox form:name="PdfCheckBox" form:control-implementation="ooo:com.sun.star.form.component.CheckBox" xml:id="control44" form:id="control44" form:label="Envoi PDF" form:tab-index="16" form:data-field="Pdf" form:input-required="false"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itemstatechange" xlink:href="vnd.sun.star.script:Standard.Control.PdfCheckBoxToogle?language=Basic&amp;location=document" xlink:type="simple"/>
                </office:event-listeners>
              </form:checkbox>
              <form:textarea form:name="TitleText" form:control-implementation="ooo:com.sun.star.form.component.TextField" xml:id="control45" form:id="control45" form:tab-index="19" form:value="Title of document" form:data-field="Titl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textarea form:name="HeaderText" form:control-implementation="ooo:com.sun.star.form.component.TextField" xml:id="control46" form:id="control46" form:tab-index="20" form:value="Default header plain text" form:data-field="Header"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form:name="DetailForm" form:command="Details" form:datasource="GContactOOoMerge" form:apply-filter="true" form:command-type="table" form:control-implementation="ooo:com.sun.star.form.component.Form" office:target-frame="" xlink:href="" xlink:type="simple" form:master-fields="&quot;ID&quot;" form:detail-fields="&quot;Model&quot;">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form:rowchange" xlink:href="vnd.sun.star.script:Standard.Control.TotalUpdate?language=Basic&amp;location=document" xlink:type="simple"/>
                </office:event-listeners>
                <form:grid form:name="DetailGrid" form:control-implementation="ooo:com.sun.star.form.component.GridControl" xml:id="control47" form:id="control47" form:tab-stop="true" form:tab-index="21">
                  <form:properties>
                    <form:property form:property-name="DefaultControl" office:value-type="string" office:string-value="com.sun.star.form.control.GridControl"/>
                  </form:properties>
                  <form:column form:name="TextField1" form:control-implementation="ooo:TextField" form:label="Text">
                    <form:text xml:id="control48" form:id="control48" form:data-field="Tex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y form:property-name="Width" office:value-type="float" office:value="1300"/>
                      </form:properties>
                    </form:text>
                  </form:column>
                  <form:column form:name="FormattedField1" form:control-implementation="ooo:FormattedField" form:label="Price" form:text-style-name="ctrl1">
                    <form:formatted-text xml:id="control49" form:id="control49" form:data-field="Price"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Text" office:value-type="string" office:string-value="1200,00"/>
                        <form:property form:property-name="Width" office:value-type="float" office:value="300"/>
                      </form:properties>
                    </form:formatted-text>
                  </form:column>
                </form:grid>
              </form:form>
              <form:text form:name="ChargeLabel" form:control-implementation="ooo:com.sun.star.form.component.TextField" xml:id="control50" form:id="control50" form:value="Fixed charge" form:data-field="ChargeTx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ChargeText" form:control-implementation="ooo:com.sun.star.form.component.NumericField" xml:id="control51" form:id="control51" form:tab-index="22" form:data-field="Charg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y form:property-name="ShowThousandsSeparator" office:value-type="boolean" office:boolean-value="true"/>
                </form:properties>
              </form:formatted-text>
              <form:text form:name="TotalLabel" form:control-implementation="ooo:com.sun.star.form.component.TextField" xml:id="control52" form:id="control52" form:value="Total" form:data-field="TotalTx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name="TotalForm" form:command="QueryTotal" form:datasource="GContactOOoMerge" form:apply-filter="true" form:command-type="query" form:control-implementation="ooo:com.sun.star.form.component.Form" office:target-frame="" xlink:href="" xlink:type="simple" form:master-fields="&quot;ID&quot;,&quot;Charge&quot;" form:detail-fields="&quot;Model&quot;,&quot;Charge&quot;">
                <form:properties>
                  <form:property form:property-name="PropertyChangeNotificationEnabled" office:value-type="boolean" office:boolean-value="true"/>
                  <form:property form:property-name="URL" office:value-type="string" office:string-value=""/>
                </form:properties>
                <form:formatted-text form:name="TotalText" form:control-implementation="ooo:com.sun.star.form.component.NumericField" xml:id="control53" form:id="control53" form:readonly="true" form:tab-index="23" form:data-field="Total" form:input-required="fals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y form:property-name="ShowThousandsSeparator" office:value-type="boolean" office:boolean-value="true"/>
                  </form:properties>
                </form:formatted-text>
              </form:form>
              <form:textarea form:name="FooterText" form:control-implementation="ooo:com.sun.star.form.component.TextField" xml:id="control54" form:id="control54" form:tab-index="24" form:value="Default footer plain text" form:data-field="Footer"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form:form>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control text:anchor-type="page" text:anchor-page-number="1" draw:z-index="0" draw:style-name="gr1" draw:text-style-name="P1" svg:width="3.001cm" svg:height="0.6cm" svg:x="2cm" svg:y="2cm" draw:control="control2"/>
      <draw:control text:anchor-type="page" text:anchor-page-number="1" draw:z-index="1" draw:style-name="gr2" draw:text-style-name="P2" svg:width="5.654cm" svg:height="0.6cm" svg:x="4.798cm" svg:y="2cm" draw:control="control1"/>
      <draw:control text:anchor-type="page" text:anchor-page-number="1" draw:z-index="2" draw:style-name="gr2" draw:text-style-name="P2" svg:width="8.452cm" svg:height="2.066cm" svg:x="2cm" svg:y="2.6cm" draw:control="control3"/>
      <draw:control text:anchor-type="page" text:anchor-page-number="1" draw:z-index="3" draw:style-name="gr1" draw:text-style-name="P3" svg:width="2.2cm" svg:height="0.6cm" svg:x="10.599cm" svg:y="4.05cm" draw:control="control4"/>
      <draw:control text:anchor-type="page" text:anchor-page-number="1" draw:z-index="4" draw:style-name="gr1" draw:text-style-name="P3" svg:width="2.2cm" svg:height="0.6cm" svg:x="13cm" svg:y="4.05cm" draw:control="control5"/>
      <draw:control text:anchor-type="page" text:anchor-page-number="1" draw:z-index="5" draw:style-name="gr2" draw:text-style-name="P2" svg:width="8.452cm" svg:height="2.001cm" svg:x="10.55cm" svg:y="1.998cm" draw:control="control7"/>
      <draw:control text:anchor-type="page" text:anchor-page-number="1" draw:z-index="6" draw:style-name="gr1" draw:text-style-name="P1" svg:width="2.834cm" svg:height="0.6cm" svg:x="2.051cm" svg:y="4.9cm" draw:control="control8"/>
      <draw:control text:anchor-type="page" text:anchor-page-number="1" draw:z-index="7" draw:style-name="gr3" draw:text-style-name="P1" svg:width="7.002cm" svg:height="0.6cm" svg:x="4.884cm" svg:y="4.9cm" draw:control="control9"/>
      <draw:control text:anchor-type="page" text:anchor-page-number="1" draw:z-index="8" draw:style-name="gr3" draw:text-style-name="P1" svg:width="7.116cm" svg:height="0.6cm" svg:x="11.885cm" svg:y="4.9cm" draw:control="control10"/>
      <draw:control text:anchor-type="page" text:anchor-page-number="1" draw:z-index="9" draw:style-name="gr1" draw:text-style-name="P4" svg:width="2.835cm" svg:height="0.6cm" svg:x="2.051cm" svg:y="5.567cm" draw:control="control11"/>
      <draw:control text:anchor-type="page" text:anchor-page-number="1" draw:z-index="10" draw:style-name="gr3" draw:text-style-name="P1" svg:width="14.115cm" svg:height="0.6cm" svg:x="4.886cm" svg:y="5.567cm" draw:control="control12"/>
      <draw:control text:anchor-type="page" text:anchor-page-number="1" draw:z-index="11" draw:style-name="gr1" draw:text-style-name="P4" svg:width="2.832cm" svg:height="0.6cm" svg:x="2.053cm" svg:y="6.234cm" draw:control="control13"/>
      <draw:control text:anchor-type="page" text:anchor-page-number="1" draw:z-index="12" draw:style-name="gr3" draw:text-style-name="P1" svg:width="14.117cm" svg:height="0.6cm" svg:x="4.884cm" svg:y="6.234cm" draw:control="control14"/>
      <draw:control text:anchor-type="page" text:anchor-page-number="1" draw:z-index="13" draw:style-name="gr1" draw:text-style-name="P1" svg:width="2.834cm" svg:height="0.6cm" svg:x="2.051cm" svg:y="6.999cm" draw:control="control15"/>
      <draw:control text:anchor-type="page" text:anchor-page-number="1" draw:z-index="14" draw:style-name="gr3" draw:text-style-name="P1" svg:width="14.117cm" svg:height="0.6cm" svg:x="4.884cm" svg:y="6.9cm" draw:control="control16"/>
      <draw:control text:anchor-type="page" text:anchor-page-number="1" draw:z-index="15" draw:style-name="gr1" draw:text-style-name="P4" svg:width="2.835cm" svg:height="0.6cm" svg:x="2.05cm" svg:y="7.599cm" draw:control="control17"/>
      <draw:control text:anchor-type="page" text:anchor-page-number="1" draw:z-index="16" draw:style-name="gr3" draw:text-style-name="P1" svg:width="14.117cm" svg:height="0.6cm" svg:x="4.884cm" svg:y="7.567cm" draw:control="control18"/>
      <draw:control text:anchor-type="page" text:anchor-page-number="1" draw:z-index="17" draw:style-name="gr1" draw:text-style-name="P1" svg:width="1.669cm" svg:height="0.6cm" svg:x="2.05cm" svg:y="8.234cm" draw:control="control19"/>
      <draw:control text:anchor-type="page" text:anchor-page-number="1" draw:z-index="18" draw:style-name="gr1" draw:text-style-name="P4" svg:width="1.001cm" svg:height="0.6cm" svg:x="3.884cm" svg:y="8.234cm" draw:control="control20"/>
      <draw:control text:anchor-type="page" text:anchor-page-number="1" draw:z-index="19" draw:style-name="gr3" draw:text-style-name="P1" svg:width="6.501cm" svg:height="0.6cm" svg:x="4.884cm" svg:y="8.234cm" draw:control="control21"/>
      <draw:control text:anchor-type="page" text:anchor-page-number="1" draw:z-index="20" draw:style-name="gr3" draw:text-style-name="P1" svg:width="2.992cm" svg:height="0.6cm" svg:x="11.384cm" svg:y="8.234cm" draw:control="control22"/>
      <draw:control text:anchor-type="page" text:anchor-page-number="1" draw:z-index="21" draw:style-name="gr3" draw:text-style-name="P1" svg:width="4.626cm" svg:height="0.6cm" svg:x="14.376cm" svg:y="8.234cm" draw:control="control23"/>
      <draw:control text:anchor-type="page" text:anchor-page-number="1" draw:z-index="22" draw:style-name="gr1" draw:text-style-name="P4" svg:width="9.335cm" svg:height="0.6cm" svg:x="2.05cm" svg:y="8.86cm" draw:control="control24"/>
      <draw:control text:anchor-type="page" text:anchor-page-number="1" draw:z-index="23" draw:style-name="gr3" draw:text-style-name="P1" svg:width="7.617cm" svg:height="0.6cm" svg:x="11.384cm" svg:y="8.86cm" draw:control="control25"/>
      <draw:control text:anchor-type="page" text:anchor-page-number="1" draw:z-index="24" draw:style-name="gr1" draw:text-style-name="P1" svg:width="2.834cm" svg:height="0.6cm" svg:x="2.051cm" svg:y="9.901cm" draw:control="control26"/>
      <draw:control text:anchor-type="page" text:anchor-page-number="1" draw:z-index="25" draw:style-name="gr2" draw:text-style-name="P1" svg:width="5.18cm" svg:height="0.6cm" svg:x="4.884cm" svg:y="9.901cm" draw:control="control27"/>
      <draw:control text:anchor-type="page" text:anchor-page-number="1" draw:z-index="26" draw:style-name="gr2" draw:text-style-name="P1" svg:width="6.7cm" svg:height="0.6cm" svg:x="10.063cm" svg:y="9.901cm" draw:control="control28"/>
      <draw:control text:anchor-type="page" text:anchor-page-number="1" draw:z-index="27" draw:style-name="gr2" draw:text-style-name="P3" svg:width="2.2cm" svg:height="0.6cm" svg:x="16.799cm" svg:y="9.901cm" draw:control="control29"/>
      <draw:control text:anchor-type="page" text:anchor-page-number="1" draw:z-index="28" draw:style-name="gr1" draw:text-style-name="P1" svg:width="3.502cm" svg:height="0.6cm" svg:x="2.051cm" svg:y="10.567cm" draw:control="control30"/>
      <draw:control text:anchor-type="page" text:anchor-page-number="1" draw:z-index="29" draw:style-name="gr2" draw:text-style-name="P3" svg:width="12.327cm" svg:height="0.6cm" svg:x="6.733cm" svg:y="10.567cm" draw:control="control31"/>
      <draw:control text:anchor-type="page" text:anchor-page-number="1" draw:z-index="30" draw:style-name="gr1" draw:text-style-name="P5" svg:width="3.502cm" svg:height="0.6cm" svg:x="2.05cm" svg:y="11.568cm" draw:control="control32"/>
      <draw:control text:anchor-type="page" text:anchor-page-number="1" draw:z-index="31" draw:style-name="gr1" draw:text-style-name="P6" svg:width="3.017cm" svg:height="0.6cm" svg:x="5.719cm" svg:y="11.568cm" draw:control="control33"/>
      <draw:control text:anchor-type="page" text:anchor-page-number="1" draw:z-index="32" draw:style-name="gr2" draw:text-style-name="P1" svg:width="10.365cm" svg:height="0.6cm" svg:x="8.636cm" svg:y="11.568cm" draw:control="control34"/>
      <draw:control text:anchor-type="page" text:anchor-page-number="1" draw:z-index="33" draw:style-name="gr2" draw:text-style-name="P1" svg:width="17.003cm" svg:height="2.5cm" svg:x="2cm" svg:y="12.25cm" draw:control="control35"/>
      <draw:control text:anchor-type="page" text:anchor-page-number="1" draw:z-index="34" draw:style-name="gr1" draw:text-style-name="P6" svg:width="4.001cm" svg:height="0.6cm" svg:x="2.051cm" svg:y="14.834cm" draw:control="control36"/>
      <draw:control text:anchor-type="page" text:anchor-page-number="1" draw:z-index="35" draw:style-name="gr1" draw:text-style-name="P3" svg:width="13.502cm" svg:height="0.6cm" svg:x="5.5cm" svg:y="14.834cm" draw:control="control37"/>
      <draw:control text:anchor-type="page" text:anchor-page-number="1" draw:z-index="36" draw:style-name="gr1" draw:text-style-name="P3" svg:width="2.2cm" svg:height="0.602cm" svg:x="2.385cm" svg:y="16.349cm" draw:control="control38"/>
      <draw:control text:anchor-type="page" text:anchor-page-number="1" draw:z-index="37" draw:style-name="gr2" draw:text-style-name="P1" svg:width="13.502cm" svg:height="1.5cm" svg:x="5.5cm" svg:y="15.501cm" draw:control="control39"/>
      <draw:control text:anchor-type="page" text:anchor-page-number="1" draw:z-index="38" draw:style-name="gr1" draw:text-style-name="P5" svg:width="3.5cm" svg:height="0.6cm" svg:x="2.051cm" svg:y="17.501cm" draw:control="control44"/>
      <draw:control text:anchor-type="page" text:anchor-page-number="1" draw:z-index="39" draw:style-name="gr1" draw:text-style-name="P1" svg:width="0.5cm" svg:height="0.668cm" svg:x="7.885cm" svg:y="17.501cm" draw:control="control40"/>
      <draw:control text:anchor-type="page" text:anchor-page-number="1" draw:z-index="40" draw:style-name="gr2" draw:text-style-name="P1" svg:width="6.501cm" svg:height="0.668cm" svg:x="8.386cm" svg:y="17.501cm" draw:control="control41"/>
      <draw:control text:anchor-type="page" text:anchor-page-number="1" draw:z-index="41" draw:style-name="gr1" draw:text-style-name="P1" svg:width="1.001cm" svg:height="0.668cm" svg:x="14.885cm" svg:y="17.501cm" draw:control="control42"/>
      <draw:control text:anchor-type="page" text:anchor-page-number="1" draw:z-index="42" draw:style-name="gr4" draw:text-style-name="P1" svg:width="3.169cm" svg:height="0.668cm" svg:x="15.886cm" svg:y="17.501cm" draw:control="control43"/>
      <draw:control text:anchor-type="page" text:anchor-page-number="1" draw:z-index="43" draw:style-name="gr2" draw:text-style-name="P7" svg:width="13.001cm" svg:height="0.9cm" svg:x="4.053cm" svg:y="18.249cm" draw:control="control45"/>
      <draw:control text:anchor-type="page" text:anchor-page-number="1" draw:z-index="44" draw:style-name="gr2" draw:text-style-name="P1" svg:width="17.001cm" svg:height="2.401cm" svg:x="2cm" svg:y="19.2cm" draw:control="control46"/>
      <draw:control text:anchor-type="page" text:anchor-page-number="1" draw:z-index="45" draw:style-name="gr2" draw:text-style-name="P8" svg:width="17.001cm" svg:height="3.2cm" svg:x="2cm" svg:y="21.699cm" draw:control="control47"/>
      <draw:control text:anchor-type="page" text:anchor-page-number="1" draw:z-index="46" draw:style-name="gr1" draw:text-style-name="P1" svg:width="5.501cm" svg:height="0.602cm" svg:x="2cm" svg:y="25cm" draw:control="control50"/>
      <draw:control text:anchor-type="page" text:anchor-page-number="1" draw:z-index="47" draw:style-name="gr2" draw:text-style-name="P3" svg:width="3.001cm" svg:height="0.602cm" svg:x="7.5cm" svg:y="25cm" draw:control="control51"/>
      <draw:control text:anchor-type="page" text:anchor-page-number="1" draw:z-index="48" draw:style-name="gr2" draw:text-style-name="P9" svg:width="5.501cm" svg:height="0.602cm" svg:x="10.5cm" svg:y="25cm" draw:control="control52"/>
      <draw:control text:anchor-type="page" text:anchor-page-number="1" draw:z-index="49" draw:style-name="gr3" draw:text-style-name="P3" svg:width="3.001cm" svg:height="0.602cm" svg:x="16cm" svg:y="25cm" draw:control="control53"/>
      <draw:control text:anchor-type="page" text:anchor-page-number="1" draw:z-index="50" draw:style-name="gr2" draw:text-style-name="P1" svg:width="17.001cm" svg:height="2.001cm" svg:x="2cm" svg:y="25.7cm" draw:control="control54"/>
      <draw:control text:anchor-type="page" text:anchor-page-number="1" draw:z-index="51" draw:style-name="gr1" draw:text-style-name="P3" svg:width="3.402cm" svg:height="0.6cm" svg:x="15.6cm" svg:y="4.05cm" draw:control="control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swiss"/>
    <style:font-face style:name="Liberation Sans2" svg:font-family="'Liberation Sans'" style:font-adornments="Gras" style:font-family-generic="swiss"/>
    <style:font-face style:name="Liberation Sans3" svg:font-family="'Liberation Sans'"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6T01:28:18.829640721</meta:creation-date>
    <meta:generator>LibreOffice/5.0.5.2$Linux_x86 LibreOffice_project/00m0$Build-2</meta:generator>
    <meta:editing-duration>P1DT17H11S</meta:editing-duration>
    <meta:editing-cycles>414</meta:editing-cycles>
    <meta:initial-creator>2-1058443 480 849 462 00027</meta:initial-creator>
    <dc:date>2016-02-28T06:52:33.461630134</dc:date>
    <dc:creator>2-1058443 480 849 462 00027</dc:creator>
    <meta:document-statistic meta:table-count="0" meta:image-count="0" meta:object-count="0" meta:page-count="1" meta:paragraph-count="0" meta:word-count="0" meta:character-count="0" meta:non-whitespace-character-count="0"/>
  </office:meta>
</office:document-meta>
</file>

<file path=Basic/Standard/Control.xml><?xml version="1.0" encoding="utf-8"?>
<!DOCTYPE module  PUBLIC '-//OpenOffice.org//DTD OfficeDocument 1.0//EN'  'module.dtd'>
<script:module xmlns:script="http://openoffice.org/2000/script" script:name="Control" script:language="StarBasic">REM  *****  BASIC  *****

Option Explicit

Sub MainFormInit(oEvent As Object)
	Dim sDataBase As String, sTable As String, sSql As String
	oEvent.Source.getByName("GroupFilter").getByName("GroupList").Tag = _
	GetAddressColumnId(oEvent.Source.ActiveConnection)
	sDataBase = GetAddressDataBase(oEvent.Source.ActiveConnection)
	oEvent.Source.getByName("GroupFilter").getByName("GroupForm").DataSourceName = sDataBase
	oEvent.Source.getByName("AddressFilter").getByName("AddressForm").DataSourceName = sDataBase
	sTable = GetAddressTable(oEvent.Source.ActiveConnection)
	oEvent.Source.getByName("GroupFilter").getByName("GroupForm").Command = sTable
	sSql = GetAddressQuery(oEvent.Source.ActiveConnection)
	oEvent.Source.getByName("AddressFilter").getByName("AddressForm").Command = sSql
End Sub

Sub GroupListChanged(oEvent As Object)
	Dim oEmailList As Object
	Dim sColumnId As String, sTable As String, sSql As String
	sColumnId = oEvent.Source.Model.Tag
	sTable = oEvent.Source.Model.ValueItemList(oEvent.Selected)
	sSql = "SELECT """ &amp; sColumnId &amp; """, """ &amp; sColumnId &amp; """ FROM """ &amp; sTable &amp; """ ORDER BY """ &amp; sColumnId &amp; """ ASC"
	oEmailList = oEvent.Source.Model.Parent.getByName("GroupForm").getByName("EmailList")
	oEmailList.ListSource = Array(sSql)
End Sub

Sub EmailListInsert(oEvent As Object)
	Dim oForm: oForm = ThisComponent.DrawPage.Forms.getByName("MainForm")
	Dim mValues: mValues = oForm.getByName("GroupFilter").getByName("GroupForm").getByName("EmailList").SelectedValues()
	Dim oConnection: oConnection = oForm.getByName("AddressFilter").ActiveConnection
	InsertAddress(oConnection, mValues)
	Dim oAddressList: oAddressList = oForm.getByName("AddressFilter").getByName("AddressList")
	oAddressList.refresh()
	UpdateFilter(oConnection, "Email", oAddressList.SelectedValue())
	oAddressList.Parent.reload()
End Sub

Sub AddressListChanged(oEvent As Object)
	UpdateFilter(oEvent.Source.Model.Parent.ActiveConnection, "Email", oEvent.Source.Model.SelectedValue())
	oEvent.Source.Model.Parent.reload()
End Sub

Sub AddressListDeleted(oEvent As Object)
	Dim oAddressList As Object
	oAddressList = ThisComponent.DrawPage.Forms.getByName("MainForm").getByName("AddressFilter").getByName("AddressList")
	DeleteAddress(oAddressList.Parent.ActiveConnection, oAddressList.SelectedValues())
	oAddressList.refresh()
	UpdateFilter(oAddressList.Parent.ActiveConnection, "Email", oAddressList.SelectedValue())
	oAddressList.Parent.reload()
End Sub

Sub ModelListChanged(oEvent As Object)
	Dim oForm As Object, oConnection As Object
	Dim sValue As String
	oForm = ThisComponent.DrawPage.Forms.getByName("MainForm")
	sValue = oEvent.Source.Model.ValueItemList(oEvent.Selected)
	oConnection = oEvent.Source.Model.Parent.ActiveConnection
	UpdateFilter(oConnection, "Model", sValue)
	oEvent.Source.Model.DefaultSelection = Array(oEvent.Selected)
	Form.getByName("BodyFilter").reload()
	Form.getByName("ModelFilter").reload()
	Form.getByName("ModelFilter").getByName("ModelList").refresh()
	Form.getByName("BodyFilter").getByName("BodyForm").getByName("TotalForm").reload()
	Form.getByName("ModelFilter").getByName("ModelForm").getByName("EmailForm").getByName("FileList").refresh()
End Sub

Sub ModelListNameChanged(oEvent As Object)
	ThisComponent.DrawPage.Forms.getByName("MainForm").getByName("ModelFilter").getByName("ModelList").refresh()
End Sub

Sub ModelListInsert(oEvent As Object)
	Dim oForm: oForm = oEvent.Source.Model.Parent
	InsertModels(oForm.ActiveConnection, "New model")
	oForm.Parent.getByName("ModelList").refresh()
End Sub

Sub TotalUpdate(oEvent As Object)
	Dim oForm: oForm = ThisComponent.DrawPage.Forms.getByName("MainForm")
	oForm.getByName("BodyFilter").getByName("BodyForm").getByName("TotalForm").reload()
End Sub

Sub FileListInsert(oEvent As Object)
	Dim oForm: oForm = oEvent.Source.Model.Parent
	InsertFiles(oForm.ActiveConnection, oEvent.Source.Model.text)
	oForm.getByName("FileList").refresh()
End Sub

Sub TemplateButtonUpdate(oEvent As Object)
	Dim oForm: oForm = oEvent.Source.Model.Parent
	UpdateTemplate(oForm.ActiveConnection, oEvent.Source.Model.text)
End Sub

Sub TemplateButtonInit(oEvent As Object)
	oEvent.Source.getByName("TemplateButton").text = GetTemplate(oEvent.Source.ActiveConnection)
End Sub

Sub FileListDeleted(oEvent As Object)
	Dim oForm: oForm =  oEvent.Source.Model.Parent
	Dim oFileList: oFileList = oForm.getByName("FileList")
	Dim oSelectedItems: oSelectedItems = oFileList.SelectedItems()
	If UBound(oSelectedItems) = -1 Then
		Exit Sub
	End If
	Dim mValues(UBound(oSelectedItems)) As String, i As Integer
	For i = LBound(oSelectedItems) To UBound(oSelectedItems)
		mValues(i) = oFileList.StringItemList(oSelectedItems(i))
	Next i
	DeleteFiles(oForm.ActiveConnection, mValues)
	oFileList.refresh()
End Sub

Sub EmailCheckBoxToogle(oEvent As Object)
	Dim oForm: oForm = oEvent.Source.Model.Parent
	ToogleForm(oForm, oEvent.Source.Model.Name, oEvent.Selected)
End Sub

Sub PdfCheckBoxToogle(oEvent As Object)
	Dim oForm: oForm = oEvent.Source.Model.Parent.Parent
	ToogleForm(oForm, oEvent.Source.Model.Name, oEvent.Selected)
End Sub

Sub ToogleForm(oForm As Object, sName As String, nValue As Integer)
	Dim i As Integer
	For i = 0 To oForm.Count() -1
		If oForm.getByIndex(i).SupportsService("stardiv.one.form.component.Form") Then
			ToogleForm(oForm.getByIndex(i), sName, nValue)
		ElseIf oForm.getByIndex(i).Name &lt;&gt; sName Then
			ThisComponent.CurrentController.getControl(oForm.getByIndex(i)).setEnable(nValue)
		End If
	Next i
End Sub

</script:module>
</file>

<file path=Basic/Standard/Form.xml><?xml version="1.0" encoding="utf-8"?>
<!DOCTYPE module  PUBLIC '-//OpenOffice.org//DTD OfficeDocument 1.0//EN'  'module.dtd'>
<script:module xmlns:script="http://openoffice.org/2000/script" script:name="Form" script:language="StarBasic">REM  *****  BASIC  *****

Option Explicit

Private oDbMerge As Object
Private oDbAddress As Object
Private sDbAddress As String
Private sErrorMsg As String
Const sDbMerge = "GContactOOoMerge"

Sub FormInit(oEvent As Object)
	' No Menu, no Ruler
	'Dim oDispatcher As Object
	'Dim mArg(0) as new com.sun.star.beans.PropertyValue
	'mArg(0).Name = "Ruler"
	'mArg(0).Value = False
	'oDispatcher = createUnoService("com.sun.star.frame.DispatchHelper")
	'oDispatcher.executeDispatch(oDoc, ".uno:Ruler", "", 0, mArg())
	'ThisComponent.CurrentController.Frame.LayoutManager.setVisible(False)
	InitDataBase()
End Sub

Sub InitDataBase()
	Dim sDbName As String
	' Check if the Merge database is registred
	If Not OpenDbConnection(oDbMerge, sDbMerge, sErrorMsg) Then
		MsgBox(sErrorMsg)
		'ThisComponent.CurrentController.Frame.Close(True)
		Exit Sub
	End If
	' Get the name of AddressBook database
	sDbName = GetAddressDataBase(oDbMerge)
	' Check if it's a Thunderbird AddressBook
	If Not CheckAddressDatabase(sDbName) Then
		UpdateDataBase(oDbMerge, "")
	End If
	' Show dialog to select Thunderbird AddressBook
	If Not OpenDbConnection(oDbAddress, sDbName, sErrorMsg) Then
		ShowDialog()
	End If
	If Not CheckAddressTables() Then
		MsgBox("UpdateAddressTables")
		UpdateAddressTables(oDbMerge, oDbAddress.Tables)
	End if
	If Not CheckAddressColumns() Then
		MsgBox("UpdateAddressColumn")
		UpdateAddressColumns(oDbMerge, oDbAddress.Tables.getByIndex(0).Columns)
	End if
End Sub

Sub ShowDialog()
	Dim oDlg As Object
	Dim oCtrl As Object
	Dim oContext As Object
	Dim i As Integer
	Dim oListener As Object
	DialogLibraries.loadLibrary("Standard")
	oDlg = CreateUnoDialog(DialogLibraries.Standard.Dialog1)
	oCtrl = oDlg.getControl("ListBox1")
	oContext = CreateUnoService("com.sun.star.sdb.DatabaseContext")
	For i = LBound(oContext.ElementNames) To UBound(oContext.ElementNames)
		If oContext.ElementNames(i) &lt;&gt; sDbMerge Then
			oCtrl.AddItem(oContext.ElementNames(i), i)
		End If
	Next i
	oListener = CreateUnoListener("listbox_", "com.sun.star.awt.XActionListener")
	oCtrl.addActionListener(oListener)
	oDlg.execute()
	oDlg.dispose()
End Sub

Sub listbox_Disposing(oEvent)
	If sDbAddress &lt;&gt; "" Then
		If OpenDbConnection(oDbAddress, sDbAddress, sErrorMsg) Then
			UpdateDataBase(oDbMerge, sDbAddress)
		End If
	End If
	MsgBox(oEvent.Source.SelectedItem)
End Sub

Sub listbox_ActionPerformed(oEvent)
	Dim sName As String
	sName = oEvent.Source.SelectedItem
	If CheckAddressDatabase(sName) Then
		sDbAddress = sName
		MsgBox("Ok: " &amp; sName)
	Else
		sDbAddress = ""
		MsgBox("No: " &amp; sName &amp; CHR(13) &amp; sErrorMsg)
	End If
End Sub

Function CheckAddressDatabase(sName As String) As Boolean
	Dim oConnection As Object
	Dim i As Integer
	If Not OpenDbConnection(oConnection, sName, sErrorMsg) Then
		Exit Function
	ElseIf (oConnection.Tables.Count &lt; 7) Then
		sErrorMsg = "Number of table: " &amp; oConnection.Tables.Count &amp; " don't match!!!"
		CloseDbConnection(oConnection)
		Exit Function
	ElseIf (oConnection.Tables.Count - oConnection.Views.Count) &lt;&gt; 2 Then
		sErrorMsg = "Number of view don't match!!!"
		CloseDbConnection(oConnection)
		Exit Function
	Else
		For i = 0 To 7
			If (oConnection.Tables.getByIndex(i).Columns.Count &lt;&gt; 37) Then
				sErrorMsg = "Number of columns don't match!!!"
				CloseDbConnection(oConnection)
				Exit Function
			End If
		Next i
	End If
	CloseDbConnection(oConnection)
	CheckAddressDatabase = True
End Function

Function CheckAddressTables() As Boolean
	Dim oResult As Object
	Dim i as Integer
	oResult = oDbMerge.prepareCommand("QueryAddressTable", 1).executeQuery()
	While oResult.next()
		If Not oDbAddress.Tables.hasByName(oResult.getString(1)) Then
			Exit Function
		End If
		i = i + 1
	WEnd
	CheckAddressTables = (i = oDbAddress.Tables.Count)
End Function

Function CheckAddressColumns() As Boolean
	Dim oColumns As Object
	Dim oResult As Object
	Dim i as Integer
	oColumns = oDbAddress.Tables.getByIndex(0).Columns
	oResult = oDbMerge.prepareCommand("QueryAddressColumn", 1).executeQuery()
	While oResult.next()
		If Not oColumns.hasByName(oResult.getString(1)) Then
			Exit Function
		End If
		i = i + 1
	WEnd
	CheckAddressColumns = (i = oColumns.Count)
End Function

Sub FormExit(oEvent As Object)
	Dim oDoc As Object, oDispatcher As Object
	Dim aProp(0) as new com.sun.star.beans.PropertyValue
	oDoc = ThisComponent.CurrentController.Frame
	oDispatcher = createUnoService("com.sun.star.frame.DispatchHelper")
	aProp(0).Name = "Ruler"
	aProp(0).Value = True
	oDispatcher.executeDispatch(oDoc, ".uno:Ruler", "", 0, aProp())
End Sub

Function GetForm(sName As String) As Object
	Dim oForm As Object
	'oForm = ThisComponent.Parent.FormDocuments
	'If oForm.hasByName("FormName") Then
	'	oForm = oForm.getByName("FormName")
	'	If Not IsNull(oForm.Component) Then
	'		oForm = oForm.Component.DrawPage.Forms.getByName(sName)
	'		GetForm = oForm
	'	End If
	'End If
End Function

</script:module>
</file>

<file path=Basic/Standard/Merge.xml><?xml version="1.0" encoding="utf-8"?>
<!DOCTYPE module  PUBLIC '-//OpenOffice.org//DTD OfficeDocument 1.0//EN'  'module.dtd'>
<script:module xmlns:script="http://openoffice.org/2000/script" script:name="Merge" script:language="StarBasic">REM  *****  BASIC  *****

Option Explicit

Private oEmailService As Object
Private sEmailBody As String
Private mEmailAttachments() As Object
Const nEmailAttachmentMaxSizeMo = 5

Sub MailMerge(oEvent As Object)
	Dim sErrorMsg As String
	Dim oForm: oForm = ThisComponent.DrawPage.Forms.getByName("MainForm")
	Dim oMergeConnexion: oMergeConnexion = oForm.getByName("AddressFilter").ActiveConnection
	Dim oAddressConnexion: oAddressConnexion = oForm.getByName("GroupFilter").getByName("GroupForm").ActiveConnection
	If oMergeConnexion.Tables.hasByName("AddressMerge") Then
		DeleteAddressMerge(oMergeConnexion)
	Else
		MakeAddressMerge(oMergeConnexion)
	End If
	Dim aEmailAddress: aEmailAddress = GetEmailAddress(oMergeConnexion)
	If UBound(aEmailAddress) = -1 Then
		MsgBox("No address selected!!! Check your settings")
		Exit Sub
	End If
	Dim i As Integer
	Dim sSqlSelect As String, sSqlInsert As String
	sSqlSelect = GetSqlSelectAddress(oMergeConnexion)
	sSqlInsert = GetSqlInsertAddress(oMergeConnexion)
	For i = LBound(aEmailAddress) To UBound(aEmailAddress)
		InsertAddressMerge(oMergeConnexion, sSqlInsert, GetAddress(oAddressConnexion, sSqlSelect, aEmailAddress(i)))
	Next i
	Dim oStatment: oStatment = oMergeConnexion.prepareCommand("QueryModelFilter", 1)
	Dim oResultSet: oResultSet = oStatment.executeQuery()
	Dim sModel As String, sSubject As String, sModelUrl As String
	Dim bEmail As Boolean, bPdf As Boolean
	If oResultSet.next() Then
		sModel = oResultSet.getString(1)
		bEmail = oResultSet.getBoolean(2)
		sSubject = oResultSet.getString(3)
		sEmailBody = oResultSet.getString(4)
		bPdf = oResultSet.getBoolean(5)
		sModelUrl = ConvertToURL(oResultSet.getString(6))
		i = oResultSet.getInt(7)
		If bPdf Then
			ReDim mEmailAttachments(i)
		ElseIf i &gt; 0 Then
			ReDim mEmailAttachments(i -1)
		End If
	Else
		MsgBox("DataBase Error!!! Check 'Models' table")
		Exit Sub
	End If
	i = 0
	If bPdf Then
		Dim oReportUrl As New com.sun.star.util.URL
		If Not GetReportUrl(oMergeConnexion, sModel, oReportUrl, sErrorMsg) Then
			MsgBox(sErrorMsg)
			Exit Sub
		End If
		MakeMailMerge(oMergeConnexion, sModelUrl, oReportUrl.Main)
		Dim oDocUrl: oDocUrl = GetIndexedUrl(oReportUrl, 0)
		Dim oDoc: oDoc = OpenDocument(oDocUrl.Main, True)
		Dim oPdfUrl: oPdfUrl = GetIndexedUrl(oReportUrl, -1, "pdf", sModel)
		Dim nPage As Integer
		nPage = (oDoc.CurrentController.PageCount -1) / (UBound(aEmailAddress()) +1)
		If bEmail Then
			mEmailAttachments(i) = oPdfUrl
			i = i + 1
		End If
	End If
	If bEmail Then
		If Not GetMailService() Then
			MsgBox("Cannot connect to your Email Provider!!! Check your settings")
			Exit Sub
		End If
		Dim sFrom As String, oBody As Object
		sFrom = GetConfigSetting("/org.openoffice.Office.Writer/MailMergeWizard", "MailAddress")
		oBody = CreateUNOListener("body_", "com.sun.star.datatransfer.XTransferable")
		oStatment = oMergeConnexion.prepareCommand("QueryFileFilter", 1)
		oResultSet = oStatment.executeQuery()
		While oResultSet.next()
			mEmailAttachments(i) = GetUrlFromString(ConvertToURL(oResultSet.getString(1)))
			i = i + 1
		Wend
		If Not CheckAttachment(bPdf, sErrorMsg) Then
			MsgBox(sErrorMsg)
			Exit Sub
		End If
		SetAttachmentType(bPdf)
	End If
	For i = LBound(aEmailAddress) To UBound(aEmailAddress)
		If bPdf Then
			If Not bEmail Then
				oPdfUrl = GetIndexedUrl(oReportUrl, i, "pdf", sModel)
			End If
			ExportToPdf(oDoc, oPdfUrl.Main, i, nPage)
		End If
		If bEmail Then
			If Not SendEmail(aEmailAddress(i), sFrom, sSubject, oBody, sErrorMsg) Then
				MsgBox(sErrorMsg)
				On Error GoTo 0
				Exit Sub
			End If
		End If
	Next i
	If bEmail Then 
		oEmailService.Disconnect()
		MsgBox("Email has been send to the addresses:" &amp; CHR(13) &amp; _
				join(aEmailAddress(), CHR(13))
	End If
	If bPdf Then 
		oDoc.close(True)
		If Not bEmail Then
			OpenPdfFile(oPdfUrl)
		End If
	End If
End Sub

Function GetIndexedUrl(ByVal oUrl As com.sun.star.util.URL, nIndex As Integer, _
						Optional sExtension As String, _
						Optional sFileName As String) As com.sun.star.util.URL
	GlobalScope.BasicLibraries.loadLibrary("Tools")
	Dim sIndex As String
	If IsMissing(sExtension) Then
		sExtension = GetFileNameExtension(oUrl.Name)
	End If
	If IsMissing(sFileName) Then
		sFileName = GetFileNameWithoutExtension(oUrl.Name)
	End If
	If nIndex &gt;= 0 Then
		sIndex = nIndex
	End If
	Dim sIndexedUrl As String
	sIndexedUrl = oUrl.Protocol &amp; oUrl.Path &amp; sFileName &amp; sIndex &amp; "." &amp; sExtension
	GetIndexedUrl = GetUrlFromString (sIndexedUrl)
End Function

Function GetUrlFromString(ByVal sUrl As String ) As com.sun.star.util.URL
	Dim oUrl As New com.sun.star.util.URL
	oUrl.Complete = sUrl
	Dim oUrlTransformer As Object
	oUrlTransformer = createUnoService("com.sun.star.util.URLTransformer")
	oUrlTransformer.parseStrict(oUrl)
	GetUrlFromString = oUrl
End Function

Function GetReportUrl(oConnection As Object, ByVal sReportName As String, _
						oReportUrl As com.sun.star.util.URL, sErrorMsg As String) As Boolean
	Dim oReports As Object
	oReports = oConnection.Parent.DatabaseDocument.ReportDocuments
	If Not oReports.hasElements() Then
		sErrorMsg = "Can't find: " &amp; sReportName &amp; " ORB!!!"
		GetReportUrl = False
		Exit Function
	End If
	Dim oReport As Object
	Dim aProp(2) As New com.sun.star.beans.PropertyValue
	aProp(0).Name = "ActiveConnection"
	aProp(0).Value = oConnection
	aProp(1).Name = "OpenMode"
	aProp(1).Value = "open"
	aProp(2).Name = "Hidden"
	aProp(2).Value = True
	If Not oReports.hasByName(sReportName) Then
		sReportName = oReports.ElementNames(0)
	End If
	oReport = oReports.loadComponentFromUrl(sReportName, "_hidden", 0, aProp)
	oReportUrl = GetUrlFromString(oReport.getLocation())
	GetReportUrl = True
	oReport.close(True)
End Function

Function GetDocumentUrl(sModelUrl As String, sReportUrl As String) As String
	Dim oDoc As Object
	oDoc = OpenDocument(sModelUrl, True)
	If oDoc.TextFrames.hasByName("Details") Then
		oDoc.TextFrames.getByName("Details").createTextCursor.insertDocumentFromURL(sReportUrl, Array())
	End If
	oDoc.storeAsURL(sReportUrl, Array())
	GetDocumentUrl() = oDoc.getLocation()
	oDoc.close(True)
End Function

Sub MakeMailMerge(oConnection As Object, sModelUrl As String, sUrl As String)
	Dim oMailMerge As Object: oMailMerge = CreateUnoService("com.sun.star.text.MailMerge")
	With oMailMerge
		.DocumentUrl = GetDocumentUrl(sModelUrl, sUrl)
		.OutputType = com.sun.star.text.MailMergeType.FILE
		.DataSourceName = oConnection.Parent.Name
		.CommandType = com.sun.star.sdb.CommandType.TABLE
		.Command = "MailMerge"
		.SaveAsSingleFile = True
		.execute(Array())
		.dispose()
	End With
End Sub

Function GetMailService() As Boolean
	Dim oProvider: oProvider = CreateUnoService("com.sun.star.mail.MailServiceProvider")
	oEmailService = oProvider.Create("com.sun.star.mail.SMTP")
	Dim oServer: oServer = CreateUnoListener("server_", "com.sun.star.uno.XCurrentContext")
	Dim oUser: oUser = CreateUnoListener("user_", "com.sun.star.mail.XAuthenticator")
	oEmailService.Connect(oServer, oUser)
	GetMailService = oEmailService.isConnected
End Function

Function SendEmail(sTo As String, sFrom As String, sSubject As String, _
					oBody As Object, sErrorMsg As String) As Boolean
	On Error GoTo ErrorHandler
	Dim oMail As Object, oEmail As Object, i As Integer
	oEmail = com.sun.star.mail.MailMessage.create(sTo, sFrom, sSubject, oBody)
	For i = LBound(mEmailAttachments) To UBound(mEmailAttachments)
		oEmail.addAttachment(GetAttachment(mEmailAttachments(i)))
	Next i
	oEmailService.SendMailMessage(oEmail)
	For i = LBound(mEmailAttachments) To UBound(mEmailAttachments)
		mEmailAttachments(i).Mark = ""
	Next i
	SendEmail = True
	On Error GoTo 0
ExitHandler:
	Exit Function
ErrorHandler:
	sErrorMsg = "Error in Function 'SendMail' at line:" &amp; Erl &amp; CHR(13) &amp; _
				"Error code: " &amp; Err &amp; CHR(13) &amp; _
				"Error message: " &amp; Error
	SendEmail = False
	Goto ExitHandler
End Function

Function GetAttachment(oUrl As com.sun.star.util.URL) As Object
	Dim oAttachment As Object
	oAttachment = CreateObject("com.sun.star.mail.MailAttachment")
	oAttachment.Data = CreateUNOListener("attachment_", "com.sun.star.datatransfer.XTransferable")
	oAttachment.ReadableName = ConvertFromUrl(oUrl.Name)
	GetAttachment = oAttachment
End Function

Function CheckAttachment(bPdf As Boolean, sMsg As String) As Boolean
	Dim oService As Object, nMaxSize As Long, nSize As Long, i As Integer
	nMaxSize = nEmailAttachmentMaxSizeMo*1024*1024
	oService = createUnoService("com.sun.star.ucb.SimpleFileAccess")
	For i = LBound(mEmailAttachments) To UBound(mEmailAttachments)
		If Not (bPdf And i = LBound(mEmailAttachments)) Then 
			nSize = oService.getSize(mEmailAttachments(i).Main)
			If nSize = 0 Or nSize &gt; nMaxSize Then
				sMsg = "Attached File has not a valid size!!!"
				CheckAttachment = False
				Exit Function
			End If
		End If
	Next i
   	CheckAttachment = True
End Function

Function SetAttachmentType(bPdf As Boolean)
	Dim oDetection As Object, mTypes As Object, sType As String
	Dim i As Integer, j As Integer  
	oDetection = CreateUnoService("com.sun.star.document.TypeDetection")
	For i = LBound(mEmailAttachments) To UBound(mEmailAttachments)
		mEmailAttachments(i).Arguments = "application/octet-stream"
		If bPdf And i = 0 Then
			mEmailAttachments(i).Arguments = "application/pdf"
		Else
			sType = oDetection.queryTypeByUrl(mEmailAttachments(i).Main)
			If oDetection.hasByName(sType) Then
				mTypes = oDetection.getByName(sType)
				For j = LBound(mTypes) To UBound(mTypes)
					If mTypes(j).Name = "MediaType" Then
						mEmailAttachments(i).Arguments = mTypes(j).Value
					End If
				Next j
			End If
		End If
	Next i
End Function

Function GetAttachmentContent() As Object
	Dim oService As Object, oFile As Object, oUrl As Object, mData() As Byte
	oUrl = GetAttachmentUrl(True)
	oService = createUnoService("com.sun.star.ucb.SimpleFileAccess")
	oFile = oService.OpenFileRead(oUrl.Main)
	oFile.ReadBytes(mData(), oService.getSize(oUrl.Main))
	oFile.CloseInput
   	GetAttachmentContent = CreateUnoValue("[]byte", mData())
End Function

Function GetAttachmentType() As String
	Dim oUrl As Object
	oUrl = GetAttachmentUrl(False)
	GetAttachmentType = ConvertFromUrl(oUrl.Arguments)
End Function

Function GetAttachmentUrl(bMark As Boolean) As com.sun.star.util.URL
	Dim i As Integer
	For i = LBound(mEmailAttachments()) To UBound(mEmailAttachments())
		If mEmailAttachments(i).Mark &lt;&gt; "Done" Then
			If bMark Then
				mEmailAttachments(i).Mark = "Done"
			End If
			GetAttachmentUrl = mEmailAttachments(i)
			Exit Function
		End If
	Next i
End Function

Function OpenDocument(sUrl As String, Optional bHidden As Boolean)
	Dim oDoc As Object, sFrame As String
	If IsMissing(bHidden) Then
		bHidden = True
	End If
	Dim aProp(0) As New com.sun.star.beans.PropertyValue
	aProp(0).Name = "Hidden"
	aProp(0).Value = bHidden
	If bHidden Then		
		sFrame = "_hidden"
	Else
		sFrame = "_blank"
	End If
	oDoc = StarDesktop.loadComponentFromUrl(sUrl, sFrame, 0, aProp())
	OpenDocument = oDoc
End Function

Function ExportToPdf(oDoc As Object, sUrl As String, Optional nRecordNumber As Integer, Optional nNumberOfPage As Integer) As Boolean
	If IsMissing(nRecordNumber) Then
		nRecordNumber = 0
	End If
	If IsMissing(nNumberOfPage) Then
		nNumberOfPage = oDoc.CurrentController.PageCount -1
	End If
	Dim sPageRange As String
	sPageRange = (nRecordNumber * nNumberOfPage) +1
	If nNumberOfPage &gt; 1 Then
		sPageRange = sPageRange &amp; "-" &amp; (nRecordNumber * nNumberOfPage) + nNumberOfPage
	End If
	Dim aProp1(2) As New com.sun.star.beans.PropertyValue
	aProp1(0).Name = "FilterName"
	aProp1(0).Value = "writer_pdf_Export"	
	aProp1(1).Name = "Overwrite"
	aProp1(1).Value = True
	Dim aProp2(0) As New com.sun.star.beans.PropertyValue
	aProp2(0).Name = "PageRange"
	aProp2(0).Value = sPageRange
	aProp1(2).Name = "FilterData"
	aProp1(2).Value = aProp2
	oDoc.storeToURL(sUrl, aProp1())
end Function

Function OpenPdfFile(oUrl As com.sun.star.util.URL) As String
	Dim oFileDialog As Object
	Dim aFilterNames(0) As String
	aFilterNames(0) = "*.pdf"
	GlobalScope.BasicLibraries.LoadLibrary("Tools")
	oFileDialog = CreateUnoService("com.sun.star.ui.dialogs.FilePicker")
	AddFiltersToDialog(aFilterNames(), oFileDialog)
	oFileDialog.SetDisplayDirectory(oUrl.Protocol &amp; oUrl.Path)
	Dim nStatus As Integer
	nStatus = oFileDialog.Execute()
	If nStatus = 1 Then
		OpenDocument(oFileDialog.Files(0), False)
	End If
	oFileDialog.Dispose()
End Function

Function GetConfigSetting(sPath As String, sName As String) As String
	Dim oConfig As Object, oSetting As Object
	Dim aParam(0) As New com.sun.star.beans.PropertyValue
	aParam(0).Name = "nodepath"
	aParam(0).Value = sPath
	oConfig = createUnoService("com.sun.star.configuration.ConfigurationProvider")
	oSetting = oConfig.createInstanceWithArguments("com.sun.star.configuration.ConfigurationAccess", aParam())
	GetConfigSetting = oSetting.getByName(sName)
End Function

Function body_GetTransferDataFlavors()
	Dim oFlavor As New com.sun.star.datatransfer.DataFlavor
	oFlavor.MimeType = "text/plain;charset=utf-16"
	oFlavor.HumanPresentableName = "Unicode text"
	body_GetTransferDataFlavors = Array(oFlavor)
End Function

Function body_GetTransferData(oFlavor) As any
	If (oFlavor.MimeType = "text/plain;charset=utf-16") Then
		body_GetTransferData = sEmailBody
	End If
End Function

Function body_isDataFlavorSupported(x As Object)
	body_isDataFlavorSupported = (x.MimeType = "text/plain;charset=utf-16")
End Function

Function attachment_GetTransferDataFlavors()
	Dim oFlavor As New com.sun.star.datatransfer.DataFlavor
	oFlavor.MimeType = GetAttachmentType()
	oFlavor.HumanPresentableName = GetAttachmentType()
	attachment_GetTransferDataFlavors = Array(oFlavor)
End Function

Function attachment_GetTransferData(oFlavor) As any
	If oFlavor.MimeType = GetAttachmentType() Then
      	attachment_GetTransferData = GetAttachmentContent()
   End If
End Function

Function attachment_isDataFlavorSupported(x As Object)
   attachment_isDataFlavorSupported = (x.MimeType = GetAttachmentType())
End Function

Function server_GetValueByName(sName) As Any
	Select Case sName
		Case "ServerName"
			server_GetValueByName = GetConfigSetting("/org.openoffice.Office.Writer/MailMergeWizard", "MailServer")
		Case "Port"
			server_GetValueByName = GetConfigSetting("/org.openoffice.Office.Writer/MailMergeWizard", "MailPort")
		Case "ConnectionType"
			server_GetValueByName = "Insecure"
			Dim sValue: sValue = GetConfigSetting("/org.openoffice.Office.Writer/MailMergeWizard", "IsSecureConnection")
			If sValue Then
				server_GetValueByName = "SSL"
			End If	
	End Select
End Function

Function user_GetUserName() As Any
	user_GetUserName = GetConfigSetting("/org.openoffice.Office.Writer/MailMergeWizard", "MailUserName")
End Function

Function user_GetPassword() As Any
	user_GetPassword = GetConfigSetting("/org.openoffice.Office.Writer/MailMergeWizard", "MailPassword")
End Function

</script:module>
</file>

<file path=Basic/Standard/Sql.xml><?xml version="1.0" encoding="utf-8"?>
<!DOCTYPE module  PUBLIC '-//OpenOffice.org//DTD OfficeDocument 1.0//EN'  'module.dtd'>
<script:module xmlns:script="http://openoffice.org/2000/script" script:name="Sql" script:language="StarBasic">REM  *****  BASIC  *****

Option Explicit

Function GetAddressColumn(Optional nIndex As Integer) As Variant
	Dim mColumn(36) As String
	mColumn = Array("First Name",_
					"Last Name",_
					"Display Name",_
					"Nickname",_
			        "Primary Email",_
					"Secondary Email",_
					"Mail Format",_
       				"Work Phone",_
					"Home Phone",_
					"Fax Number",_
					"Pager Number",_
					"Mobile Number",_
			        "Home Address",_
					"Home Address2",_
					"Home City",_
					"Home State",_
					"Home Zipcode",_
					"Home Country",_
					"Work Address",_
					"Work Address2",_
					"Work City",_
					"Work State",_
					"Work Zip",_
					"Work Country",_
					"Job Title",_
					"Department",_
					"Organization",_
					"Web Page 1",_
					"Web Page 2",_
					"Birth Year",_
					"Birth Month",_
					"Birth Day",_
					"Custom 1",_
					"Custom 2",_
					"Custom 3",_
					"Custom 4",_
					"Notes")
	If IsMissing(nIndex) Then
		GetAddressColumn = mColumn
	Else
		GetAddressColumn = mColumn(nIndex)
	End If
End Function

Function EscapeApostrophe(ByVal sValue As Variant) As Variant
	If IsArray(sValue) Then
		Dim mValues(UBound(sValue)) As String, i As Integer
		For i = LBound(sValue) To UBound(sValue)
			mValues(i) = EscapeApostrophe(sValue(i))
		Next i
		EscapeApostrophe = mValues
	Else
		EscapeApostrophe = join(split(sValue, "'"), "''")
	End If
End Function

Function GetAddressColumnId(oConnection As Object) As String
	Dim oResult As Object
	Dim sSql As String
	sSql = "SELECT ""ColumnId"" FROM ""Filter"" WHERE ""ID"" = 1;"
	oResult = oConnection.createStatement().executeQuery(sSql)
	While oResult.next()
		GetAddressColumnId = oResult.getString(1)
	WEnd
End Function

Function GetAddressTable(oConnection As Object) As String
	Dim oResult As Object
	Dim sSql As String
	sSql = "SELECT ""Table"" FROM ""AddressTables"" WHERE ""ID"" = 2;"
	oResult = oConnection.createStatement().executeQuery(sSql)
	While oResult.next()
		GetAddressTable = oResult.getString(1)
	WEnd
End Function

Function GetAddressDataBase(oConnection As Object) As String
	Dim oResult As Object
	Dim sSql As String
	sSql = "SELECT ""DataBase"" FROM ""Filter"" WHERE ""ID"" = 1;"
	oResult = oConnection.createStatement().executeQuery(sSql)
	While oResult.next()
		GetAddressDataBase = oResult.getString(1)
	WEnd
End Function

Function GetAddressAlias(oConnection As Object) As String
	Dim oResult As Object
	Dim mAlias(UBound(GetAddressColumn())) as String
	Dim sSql As String
	Dim i As Integer
	sSql = "SELECT ""Column"", ""Name"" FROM ""AddressColumns"";"
	oResult = oConnection.createStatement().executeQuery(sSql)
	While oResult.next()
		mAlias(i) = """" &amp; oResult.getString(1) &amp; """ AS """ &amp; oResult.getString(2) &amp; """"
		i = i + 1
	WEnd
	GetAddressAlias = join(mAlias, ", ")
End Function

Function GetAddressQuery(oConnection As Object) As String
	Dim sSql As String
	sSql = "SELECT " &amp; GetAddressAlias(oConnection) &amp; " FROM """ &amp; GetAddressTable(oConnection) &amp; """;"
	GetAddressQuery = sSql
End Function

Function GetAddressColumns(oConnection As Object) As String
	Dim oResult As Object
	Dim mColumns(UBound(GetAddressColumn())) As String
	Dim sSql As String
	Dim i As Integer
	sSql = "SELECT ""Name"" FROM ""AddressColumns"";"
	oResult = oConnection.createStatement().executeQuery(sSql)
	While oResult.next()
		mColumns(i) = """" &amp; oResult.getString(1) &amp; """"
		i = i + 1
	WEnd
	GetAddressColumns = join(mColumns, ", ")
End Function

Function GetAddressColumnsType(oConnection As Object) As String
	Dim oResult As Object
	Dim mColumns(UBound(GetAddressColumn()) + 1) As String
	Dim sSql As String
	Dim i As Integer
	mColumns(0) = """ID"" INTEGER IDENTITY"
	i = i + 1
	sSql = "SELECT ""Name"" FROM ""AddressColumns"";"
	oResult = oConnection.createStatement().executeQuery(sSql)
	While oResult.next()
		mColumns(i) = """" &amp; oResult.getString(1) &amp; """ VARCHAR(256)"
		i = i + 1
	WEnd
	GetAddressColumnsType = join(mColumns, ", ")
End Function

Function GetTemplate(oConnection As Object) As String
	Dim sSql As String
	sSql = "SELECT ""File"" FROM ""Models"" " &amp; _
	"WHERE ""ID"" = (SELECT ""Model"" FROM ""Filter"" WHERE ""ID"" = 1);"
	GetTemplate = GetResultSetValues(oConnection.createStatement().executeQuery(sSql))
End Function

Sub UpdateFilter(oConnection As Object, sColumn As String, sValue As String)
	Dim sSql As String
	sSql = "UPDATE ""Filter"" SET """ &amp; sColumn &amp; """ = '" &amp; sValue &amp; "' " &amp; _
	"WHERE ""ID"" = 1;"
	oConnection.createStatement().executeUpdate(sSql)
End Sub

Sub InsertAddress(oConnection As Object, mValues As Variant)
	Dim sSql As String
	Dim oResultSet as Object
	Dim oStatement: oStatement = oConnection.createStatement()
	Dim i As Integer
	For i = LBound(mValues) To UBound(mValues)
		sSql = "SELECT ""Email"" FROM ""Address"" " &amp; _
		"WHERE ""Email"" = '" &amp; mValues(i) &amp; "';" 
		oResultSet = oStatement.executeQuery(sSql)
		If Not oResultSet.isBeforeFirst() Then
			sSql = "INSERT INTO ""Address"" (""Email"") " &amp; _
			"VALUES ('" &amp; mValues(i) &amp; "');"
			oStatement.executeUpdate(sSql)
		End If
	Next i
End Sub

Sub UpdateAddressTables(oConnection As Object, oTables As Object)
	Dim oStatement As Object
	Dim sSql As String
	Dim i As Integer
	oStatement = oConnection.createStatement()
	sSql = "DELETE FROM ""AddressTables""; " &amp; _
		   "ALTER TABLE ""AddressTables"" ALTER COLUMN ""ID"" RESTART WITH 1;"
	oStatement.executeQuery(sSql)
	For i = 0 To (oTables.Count - 1)
		sSql = "INSERT INTO ""AddressTables"" (""Table"") " &amp; _
			   "VALUES ('" &amp; oTables.getByIndex(i).Name &amp; "');"
		oStatement.executeUpdate(sSql)
	Next i
End Sub

Sub UpdateAddressColumns(oConnection As Object, oColumns As Object)
	Dim oStatement As Object
	Dim sSql As String
	Dim i As Integer
	oStatement = oConnection.createStatement()
	sSql = "DELETE FROM ""AddressColumns""; " &amp; _
		   "ALTER TABLE ""AddressColumns"" ALTER COLUMN ""ID"" RESTART WITH 1;"
	oStatement.executeQuery(sSql)
	For i = 0 To (oColumns.Count - 1)
		sSql = "INSERT INTO ""AddressColumns"" (""Column"", ""Name"") " &amp; _
			   "VALUES ('" &amp; oColumns.getByIndex(i).Name &amp; "', '" &amp; GetAddressColumn(i) &amp; "');"
		oStatement.executeUpdate(sSql)
	Next i
	sSql = "UPDATE ""Filter"" SET ""ColumnId"" = '" &amp; oColumns.getByIndex(4).Name &amp; "' " &amp; _
	"WHERE ""ID"" = 1;"
	oStatement.executeUpdate(sSql)
End Sub

Sub DeleteAddress(oConnection As Object, mValues As Variant)
	Dim sSql As String
	sSql = "DELETE FROM ""Address"" " &amp; _
	"WHERE ""Email"" IN ('" &amp; Join(mValues, "', '") &amp; "');"
	oConnection.createStatement().executeUpdate(sSql)
End Sub

Sub InsertModels(oConnection As Object, sValue As String)
	Dim sSql As String
	sSql = "INSERT INTO ""Models"" (""Model"") VALUES ('" &amp; sValue &amp; "');"
	oConnection.createStatement().executeUpdate(sSql)
End Sub

Sub InsertFiles(oConnection As Object, sValue As String)
	Dim sSql As String
	Dim oResultSet as Object
	Dim oStatement: oStatement = oConnection.createStatement()
	sValue = EscapeApostrophe(sValue)
	sSql = "SELECT ""F1"".""File"" FROM ""Files"" ""F1"", ""Filter"" ""F2"" " &amp;_
	"WHERE ""F1"".""Model"" = ""F2"".""Model"" AND ""F1"".""File"" = '" &amp; sValue &amp; "';"
	oResultSet = oStatement.executeQuery(sSql)
	If Not oResultSet.isBeforeFirst() Then
		sSql = "INSERT INTO ""Files"" (""Model"", ""File"") " &amp;_
		"VALUES ((SELECT ""Model"" FROM ""Filter"" WHERE ""ID"" = 1), '" &amp; sValue &amp; "');"
		oStatement.executeUpdate(sSql)
	End If
End Sub

Sub UpdateTemplate(oConnection As Object, sValue As String)
	Dim sSql As String
	sSql = "UPDATE ""Models"" SET ""File"" = '" &amp; EscapeApostrophe(sValue) &amp; "' " &amp; _
	"WHERE ""ID"" = (SELECT ""Model"" FROM ""Filter"" WHERE ""ID"" = 1);"
	oConnection.createStatement().executeUpdate(sSql)
End Sub

Sub UpdateDataBase(oConnection As Object, sValue As String)
	Dim sSql As String
	sSql = "UPDATE ""Filter"" SET ""DataBase"" = '" &amp; EscapeApostrophe(sValue) &amp; "' " &amp; _
	"WHERE ""ID"" = 1;"
	oConnection.createStatement().executeUpdate(sSql)
End Sub

Sub DeleteFiles(oConnection As Object, mValues)
	Dim sSql As String
	sSql = "DELETE FROM ""Files"" " &amp; _
	"WHERE ""File"" IN ('" &amp; Join(EscapeApostrophe(mValues), "', '") &amp; "') " &amp; _
	"AND ""Model"" = (SELECT ""Model"" FROM ""Filter"" WHERE ""ID"" = 1);"
	oConnection.createStatement().executeUpdate(sSql)
End Sub

Sub MakeAddressMerge(oConnection As Object)
	If oConnection.Tables.hasByName("AddressMerge") Then
		Exit Sub
	End If
	Dim sSql As String
	sSql = "CREATE TABLE ""AddressMerge"" (" &amp; GetAddressColumnsType(oConnection) &amp; ");"
	oConnection.createStatement().executeQuery(sSql)
End Sub

Sub DeleteAddressMerge(oConnection As Object)
	Dim sSql As String
	sSql = "DELETE FROM ""AddressMerge""; " &amp;_ 
	"ALTER TABLE ""AddressMerge"" ALTER COLUMN ""ID"" RESTART WITH 1;"
	oConnection.createStatement().executeQuery(sSql)
End Sub

Function GetSqlInsertAddress(oConnection As Object) As String
	Dim sSql As String
	sSql = "INSERT INTO ""AddressMerge"" (" &amp; GetAddressColumns(oConnection) &amp; ") " &amp; _
		   "VALUES ('"
	GetSqlInsertAddress = sSql
End Function

Sub InsertAddressMerge(oConnection As Object, sSql As String, oResult As Object)
	oConnection.createStatement().executeQuery(sSql &amp; GetResultSetValues(oResult) &amp; "');")
End Sub

Function GetEmailAddress(oConnection As Object) As Variant
	Dim oResult As Object
	Dim mValues() As String
	Dim sSql As String
	Dim n As Integer, j As Integer
	sSql = "SELECT (SELECT COUNT(""Email"") ""Count"" FROM ""Address""), ""Email"" FROM ""Address"";"
	oResult = oConnection.createStatement().executeQuery(sSql)
	If oResult.next() Then
		Redim mValues(oResult.getInt(1) -1)
		mValues(n) = oResult.getString(2)
		n = n + 1
		While oResult.next()
			j = oResult.getInt(1)
			mValues(n) = oResult.getString(2)
			n = n + 1
		Wend
		'mValues = EscapeApostrophe(mValues)
	End If
	GetEmailAddress = mValues
End Function

Function GetSqlSelectAddress(oConnection As Object) As String
	Dim sSql As String
	sSql = "SELECT " &amp; GetAddressAlias(oConnection) &amp; " " &amp; _
	"FROM """ &amp; GetAddressTable(oConnection) &amp; """ " &amp; _
	"WHERE """ &amp; GetAddressColumnId(oConnection) &amp; """ = "
	GetSqlSelectAddress = sSql
End Function

Function GetAddress(oConnection As Object, sSql As String, sValue As String) As Object
	GetAddress = oConnection.createStatement().executeQuery(sSql &amp; "'" &amp; sValue &amp; "';")
End Function

Function GetResultSetValues(oResultSet As Object)
	GetResultSetValues = join(EscapeApostrophe(GetResultSet(oResultSet)), "', '")
End Function

Function GetResultSet(oResultSet As Object)
	Dim mValues(oResultSet.MetaData.ColumnCount -1) As String, i As Integer
	If oResultSet.next() Then
		For i = LBound(mValues) To UBound(mValues)
			mValues(i) = oResultSet.getString(i +1)
		Next i
	End If
	GetResultSet = mValues
End Function

Function OpenDbConnection(oConnection As Object, sName as String, sErrorMsg As String) As Boolean
	Dim oContext As Object
	Dim oDataBase As Object
  	On Error GoTo ErrorHandler
	oContext = CreateUnoService("com.sun.star.sdb.DatabaseContext")
	If oContext.hasByName(sName) Then
		oDataBase = oContext.getByName(sName)
		If oDataBase.IsPasswordRequired Then
			sErrorMsg = "This database require a password!!!"
  		Else
  			oConnection = oDataBase.GetConnection("","")
  			OpenDbConnection = True
		End If
	Else
		sErrorMsg = "You must register " &amp; sName &amp; "' database in OpenOffice!!!"
	End If	
	On Error GoTo 0
ExitHandler:
	Exit Function
ErrorHandler:
    sErrorMsg = "Error: " &amp; Error
    GoTo ExitHandler	
End Function

Function CloseDbConnection(oConnection as Object, sErrorMsg As String)
	On Error GoTo ErrorHandler 
	oConnection.close
	oConnection.dispose
	On Error GoTo 0
ExitHandler:
	Exit Function
ErrorHandler:
    sErrorMsg = "Error: " &amp; Error
    GoTo ExitHandler
End Function

Sub GetInfo()
    oInfos = GetConfigAccess("/org.openoffice.UserProfile/Data")
End Sub

Function GetConfigAccess(ByVal cNodePath As String, Optional bWriteAccess, _
							Optional bEnableSync, Optional bLazyWrite) As Object
	If IsMissing(bWriteAccess) Then
		bWriteAccess = False
	EndIf
	If IsMissing(bEnableSync) Then
		bEnableSync = True
	EndIf
	If IsMissing(bLazyWrite) Then
		bLazyWrite = False
	EndIf
	Dim oConfigProvider As Object
	oConfigProvider = GetProcessServiceManager().createInstanceWithArguments("com.sun.star.configuration.ConfigurationProvider", Array(MakePropertyValue("enableasync", bEnableSync)))
	Dim cServiceName As String
	If bWriteAccess Then
		cServiceName = "com.sun.star.configuration.ConfigurationUpdateAccess"
	Else
		cServiceName = "com.sun.star.configuration.ConfigurationAccess"
	EndIf
	Dim oConfigAccess As Object
	oConfigAccess = oConfigProvider.createInstanceWithArguments(cServiceName, Array(MakePropertyValue("nodepath", cNodePath), MakePropertyValue("lazywrite", bLazyWrite)))
	GetConfigAccess() = oConfigAccess
End Function

Function MakePropertyValue(Optional cName As String, Optional uValue) As com.sun.star.beans.PropertyValue
	Dim oPropertyValue: oPropertyValue = createUnoStruct("com.sun.star.beans.PropertyValue")
	If Not IsMissing(cName) Then
		oPropertyValue.Name = cName
	EndIf
	If Not IsMissing(uValue) Then
		oPropertyValue.Value = uValue
	EndIf
	MakePropertyValue() = oPropertyValue
End Function

Sub CreateFilesTable()
    On Error GoTo ErrorHandler
	Dim oStatement: oStatement = ThisDataBaseDocument.CurrentController.ActiveConnection.createStatement()
	oStatement.executeUpdate(getSqlQueryCreateTable("Files"))
	ErrorHandler:
		Resume Next
End Sub

Function getSqlQueryCreateTable(sTable as String)
	Dim sSql As String
	If sTable = "Files" Then
		sSql = "CREATE TABLE ""Files"" (""ID"" INTEGER IDENTITY, ""Model"" INTEGER NOT NULL, ""File"" VARCHAR(256) NOT NULL);"
	End If

	getSqlQueryCreateTable = sSql
End Function
</script:module>
</file>

<file path=Basic/Standard/_License.xml><?xml version="1.0" encoding="utf-8"?>
<!DOCTYPE module  PUBLIC '-//OpenOffice.org//DTD OfficeDocument 1.0//EN'  'module.dtd'>
<script:module xmlns:script="http://openoffice.org/2000/script" script:name="_License" script:language="StarBasic">'								Copyright 2015-2016 Pierre Vacher

REM =======================================================================================================================
REM ===					The GContactOOoPdf library is a part of a personnal project.								===
REM ===				Full documentation is available on https://github.com/prrvchr/GContactOOoPdf						===
REM =======================================================================================================================

'	GContactOOoPdf is distributed in the hope that it will be useful,
'	but WITHOUT ANY WARRANTY; without even the implied warranty of 
'	MERCHANTABILITY or FITNESS FOR A PARTICULAR PURPOSE.

'	GContactOOoPdf is free software; you can redistribute it and/or modify it under the terms of either (at your option):
'
'	1) The Mozilla Public License, v. 2.0. If a copy of the MPL was not
'	distributed with this file, you can obtain one at http://mozilla.org/MPL/2.0/ .
'
'	2) The GNU Lesser General Public License as published by
'	the Free Software Foundation, either version 3 of the License, or
'	(at your option) any later version. If a copy of the LGPL was not
'	distributed with this file, see http://www.gnu.org/licenses/ .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_License"/>
  <library:element library:name="Sql"/>
  <library:element library:name="Merge"/>
  <library:element library:name="Control"/>
  <library:element library:name="Form"/>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86" dlg:top="52" dlg:width="149" dlg:height="130" dlg:closeable="true" dlg:moveable="true">
  <dlg:styles>
    <dlg:style dlg:style-id="0" dlg:background-color="0xdddddd"/>
  </dlg:styles>
  <dlg:bulletinboard>
    <dlg:text dlg:style-id="0" dlg:id="Label1" dlg:tab-index="0" dlg:left="6" dlg:top="4" dlg:width="137" dlg:height="9" dlg:page="1" dlg:value="Choose an AddressBook" dlg:nolabel="true"/>
    <dlg:button dlg:id="CommandButton1" dlg:tab-index="1" dlg:left="108" dlg:top="32" dlg:width="36" dlg:height="12" dlg:value="Ok" dlg:button-type="ok"/>
    <dlg:button dlg:id="CommandButton2" dlg:tab-index="2" dlg:left="56" dlg:top="32" dlg:width="40" dlg:height="12" dlg:value="Cancel" dlg:button-type="cancel"/>
    <dlg:menulist dlg:id="ListBox1" dlg:tab-index="3" dlg:left="8" dlg:top="16" dlg:width="135" dlg:height="11" dlg:spin="true" dlg:linecount="-1"/>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